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style:text-underline-style="none" fo:font-weight="normal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5pt" style:text-underline-style="none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5pt" style:text-underline-style="none" fo:font-weight="normal" style:font-size-asian="15pt" style:font-weight-asian="normal" style:font-size-complex="15pt" style:font-weight-complex="normal"/>
    </style:style>
    <style:style style:name="P4" style:family="paragraph" style:parent-style-name="Standard" style:list-style-name="L4">
      <style:paragraph-properties fo:text-align="start" style:justify-single-word="false"/>
      <style:text-properties style:font-name="Times New Roman" fo:font-size="15pt" style:text-underline-style="none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3pt" style:text-underline-style="none" fo:font-weight="normal" style:font-size-asian="13pt" style:font-weight-asian="normal" style:font-size-complex="13pt" style:font-weight-complex="normal"/>
    </style:style>
    <style:style style:name="P7" style:family="paragraph" style:parent-style-name="Standard" style:list-style-name="L3">
      <style:paragraph-properties fo:line-height="150%" fo:text-align="start" style:justify-single-word="false"/>
      <style:text-properties style:font-name="Times New Roman" fo:font-size="13pt" style:text-underline-style="none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3pt" style:text-underline-style="none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8pt" style:text-underline-style="none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line-height="150%" fo:text-align="start" style:justify-single-word="false"/>
    </style:style>
    <style:style style:name="P12" style:family="paragraph" style:parent-style-name="Standard" style:list-style-name="L1">
      <style:paragraph-properties fo:line-height="150%" fo:text-align="start" style:justify-single-word="false"/>
    </style:style>
    <style:style style:name="P13" style:family="paragraph" style:parent-style-name="Standard" style:list-style-name="L2">
      <style:paragraph-properties fo:line-height="150%" fo:text-align="start" style:justify-single-word="false"/>
      <style:text-properties fo:font-size="13pt" style:font-size-asian="13pt" style:font-size-complex="13pt"/>
    </style:style>
    <style:style style:name="P14" style:family="paragraph" style:parent-style-name="Standard" style:list-style-name="L3">
      <style:paragraph-properties fo:line-height="150%" fo:text-align="start" style:justify-single-word="false"/>
      <style:text-properties fo:font-size="13pt" style:font-size-asian="13pt" style:font-size-complex="13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5pt" style:font-size-asian="15pt" style:font-size-complex="15pt"/>
    </style:style>
    <style:style style:name="T3" style:family="text">
      <style:text-properties style:font-name="Times New Roman" fo:font-size="15pt" style:text-underline-style="none" fo:font-weight="normal" style:font-size-asian="15pt" style:font-weight-asian="normal" style:font-size-complex="15pt" style:font-weight-complex="normal"/>
    </style:style>
    <style:style style:name="T4" style:family="text">
      <style:text-properties style:font-name="Times New Roman" style:text-underline-style="none" fo:font-weight="normal" style:font-weight-asian="normal" style:font-weight-complex="normal"/>
    </style:style>
    <style:style style:name="T5" style:family="text">
      <style:text-properties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T6" style:family="text">
      <style:text-properties style:font-name="Times New Roman" fo:font-size="13pt" style:font-size-asian="13pt" style:font-size-complex="13pt"/>
    </style:style>
    <style:style style:name="T7" style:family="text">
      <style:text-properties style:font-name="Times New Roman" fo:font-size="13pt" style:text-underline-style="none" fo:font-weight="normal" style:font-size-asian="13pt" style:font-weight-asian="normal" style:font-size-complex="13pt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atnáctero hráče MTG – JDEME NA TURNAJ</text:p>
      <text:p text:style-name="P5"/>
      <text:list xml:id="list5987810728322152771" text:style-name="L1">
        <text:list-item>
          <text:p text:style-name="P12"><text:span text:style-name="T7">Přijď včas, počítej s roztrénováním, zaplacením startovného atd.</text:span></text:p>
        </text:list-item>
        <text:list-item>
          <text:p text:style-name="P6">Přijď pohodlně sportovně oblečen – jsou zakázané džíny! Na sobě musíš mít klubové tričko, nebo placku se znakem klubu.</text:p>
        </text:list-item>
        <text:list-item>
          <text:p text:style-name="P6">S sebou si přines:</text:p>
        </text:list-item>
      </text:list>
      <text:list xml:id="list1171412523817078534" text:style-name="L2">
        <text:list-item>
          <text:p text:style-name="P13"><text:span text:style-name="T4">hůl a míčky</text:span></text:p>
        </text:list-item>
        <text:list-item>
          <text:p text:style-name="P13"><text:span text:style-name="T4">psací potřebu (je pravidlem, že nejmladší hráč ve skupině poskytuje psací potřebu celé skupině)</text:span></text:p>
        </text:list-item>
        <text:list-item>
          <text:p text:style-name="P13"><text:span text:style-name="T4">pití a svačinu</text:span></text:p>
        </text:list-item>
      </text:list>
      <text:list xml:id="list1791857716096510193" text:style-name="L3">
        <text:list-item>
          <text:p text:style-name="P11"><text:span text:style-name="T7">Trénovat můžeš pouze před zahájením turnaje, v turnaji ani mezi koly je trénink zakázán! Na vše dohlíží rozhodčí, který tě nejprve upozorní na případný prohřešek, ale pozor, pokud neuposlechneš, může tě i z turnaje vyloučit!</text:span></text:p>
        </text:list-item>
        <text:list-item>
          <text:p text:style-name="P7">Turnaje se hrají ve trojicích: první hraje, druhý si připravuje míč a třetí zapisuje. Po tom, co první odehraje, druhý jde hrát, třetí si připravuje míček a první zapisuje druhému. Držíte se pospolu.</text:p>
        </text:list-item>
        <text:list-item>
          <text:p text:style-name="P7">Při hře hráči používají výrazy, které možná nebudeš znát – pozoruj a všemu se naučíš!</text:p>
        </text:list-item>
        <text:list-item>
          <text:p text:style-name="P7">Před turnajem si zopakuj zápis hry do herního protokolu: při každém úderu spoluhráče udělej čárku, po neúspěšném šestém úderu zapiš 7. Sleduj hru pouze očima! Až po odehrání spoluhráče pochval nebo povzbuď! </text:p>
        </text:list-item>
        <text:list-item>
          <text:p text:style-name="P7">Při turnaji neběhej po hřišti: vždy když někam jdeš, rozhlédni se, jestli neprocházíš okolo někoho, kdo se právě připravuje na úder.</text:p>
        </text:list-item>
        <text:list-item>
          <text:p text:style-name="P14"><text:span text:style-name="T4">Při hře nemluvím zbytečně a i v pauze mezi koly respektuj ostatní hráče.</text:span></text:p>
        </text:list-item>
        <text:list-item>
          <text:p text:style-name="P14"><text:span text:style-name="T4">Nezapomeň, že nešlapeme na dráhy a vždy vyčkáme, až se míček zastaví.</text:span></text:p>
        </text:list-item>
        <text:list-item>
          <text:p text:style-name="P14"><text:span text:style-name="T4">Pokud si nevíš rady, klidně se zeptej někoho ze skupiny. Hráči si pomáhají!</text:span></text:p>
        </text:list-item>
        <text:list-item>
          <text:p text:style-name="P14"><text:span text:style-name="T4">Dráhu opouštíte, pokud je volná dráha před vaší skupinou.</text:span></text:p>
        </text:list-item>
        <text:list-item>
          <text:p text:style-name="P14"><text:span text:style-name="T4">Pokud by sis s někým při úderu překážel (levák s pravákem apod.), přednost má hráč na dráze s vyšším číslem.</text:span></text:p>
        </text:list-item>
        <text:list-item>
          <text:p text:style-name="P14"><text:span text:style-name="T4">Pokud si půjčuješ s někým míčky, vždy je vracej, kam jste se domluvili!</text:span></text:p>
        </text:list-item>
        <text:list-item>
          <text:p text:style-name="P14"><text:span text:style-name="T4"><text:s/>Nebuď smutný, když se ti něco nepovede. Naopak se pochval za každý dobrý úder. Nejdůležitější je, aby tě hra bavila, potom budeš hrát nejlépe.</text:span><text:span text:style-name="T4"><text:note text:id="ftn0" text:note-class="footnote"><text:note-citation text:label="˟">˟</text:note-citation><text:note-body><text:p text:style-name="Footnote">V tomhle mi fakt věř, mám s tím bohaté zkušenosti:-)</text:p></text:note-body></text:note></text:span><text:span text:style-name="T4"> Rychle zapomínej na nepovedené dráhy a soustřeď se na úder, který je právě před tebou. </text:span></text:p>
        </text:list-item>
      </text:list>
      <text:p text:style-name="P1"><text:span text:style-name="T6">Celá pravidla: </text:span><text:a xlink:type="simple" xlink:href="http://www.minigolf-sport.cz/ke-stazeni/pravidla" text:style-name="Internet_20_link"><text:span text:style-name="T6">www.minigolf-sport.cz/ke-stazeni/pravidla</text:span></text:a></text:p>
      <text:p text:style-name="P8">→ Soutěžní řád 2013 – §11, §12, §13 §16</text:p>
      <text:p text:style-name="P9"/>
      <text:p text:style-name="P9"/>
      <text:p text:style-name="P10">Sestavil Michal Janí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loext:contextual-spacing="false"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6098in" fo:margin-bottom="0.6098in" fo:margin-left="0.5701in" fo:margin-right="0.65in" style:writing-mode="lr-tb" style:footnote-max-height="0in">
        <style:columns fo:column-count="2" fo:column-gap="0.2in">
          <style:column style:rel-width="7538*" fo:start-indent="0in" fo:end-indent="0.1in"/>
          <style:column style:rel-width="7539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09:05:02.903087000</meta:creation-date>
    <dc:date>2018-03-10T21:51:27</dc:date>
    <meta:editing-duration>PT40M17S</meta:editing-duration>
    <meta:editing-cycles>14</meta:editing-cycles>
    <meta:generator>OpenOffice.org/3.4.1$Unix OpenOffice.org_project/341m1$Build-9593</meta:generator>
    <meta:print-date>2018-03-10T21:44:37</meta:print-date>
    <meta:document-statistic meta:table-count="0" meta:image-count="0" meta:object-count="0" meta:page-count="1" meta:paragraph-count="23" meta:word-count="357" meta:character-count="2096"/>
  </office:meta>
</office:document-meta>
</file>